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10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26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5" calcext:value-type="float">
            <text:p>25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0" calcext:value-type="float">
            <text:p>20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05:27.103470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4T16:04:35.030079029</dc:date>
    <meta:editing-duration>P1DT15H35M24S</meta:editing-duration>
    <meta:editing-cycles>72</meta:editing-cycles>
    <meta:document-statistic meta:table-count="2" meta:cell-count="1344" meta:object-count="0"/>
  </office:meta>
</office:document-meta>
</file>